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fc139"/>
    </style:style>
    <style:style style:name="P3" style:family="paragraph" style:parent-style-name="Standard" style:list-style-name="L2">
      <style:text-properties officeooo:paragraph-rsid="001fc139"/>
    </style:style>
    <style:style style:name="Sect1" style:family="section">
      <style:section-properties text:dont-balance-text-columns="false" fo:margin-left="-0.2839in" fo:margin-right="-0.1866in" style:editable="false">
        <style:columns fo:column-count="2">
          <style:column style:rel-width="5386*" fo:start-indent="0in" fo:end-indent="0.1in"/>
          <style:column style:rel-width="5264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list text:style-name="L1">
          <text:list-item>
            <text:p text:style-name="P1">advertisement -- publicité</text:p>
          </text:list-item>
          <text:list-item>
            <text:p text:style-name="P1">social media -- réseaux sociaux</text:p>
          </text:list-item>
          <text:list-item>
            <text:p text:style-name="P1">fierce -- féroce</text:p>
          </text:list-item>
          <text:list-item>
            <text:p text:style-name="P1">snowy streets -- rues enneigées</text:p>
          </text:list-item>
          <text:list-item>
            <text:p text:style-name="P1">Christmas lights -- lumières de Noël</text:p>
          </text:list-item>
          <text:list-item>
            <text:p text:style-name="P1">truck -- camion</text:p>
          </text:list-item>
          <text:list-item>
            <text:p text:style-name="P1">crew -- équipe</text:p>
          </text:list-item>
          <text:list-item>
            <text:p text:style-name="P1">to stitch together -- assembler</text:p>
          </text:list-item>
          <text:list-item>
            <text:p text:style-name="P1">faster -- plus rapide</text:p>
          </text:list-item>
          <text:list-item>
            <text:p text:style-name="P1">cheaper -- moins cher</text:p>
          </text:list-item>
          <text:list-item>
            <text:p text:style-name="P1">to notice -- remarquer</text:p>
          </text:list-item>
          <text:list-item>
            <text:p text:style-name="P1">uncanny -- étrange</text:p>
          </text:list-item>
          <text:list-item>
            <text:p text:style-name="P1">facial features -- traits du visage</text:p>
          </text:list-item>
          <text:list-item>
            <text:p text:style-name="P1">to seem slightly off -- sembler légèrement décalé</text:p>
          </text:list-item>
          <text:list-item>
            <text:p text:style-name="P1">soulless -- sans âme</text:p>
          </text:list-item>
          <text:list-item>
            <text:p text:style-name="P1">devoid -- dépourvu</text:p>
          </text:list-item>
          <text:list-item>
            <text:p text:style-name="P1">tool -- outil</text:p>
          </text:list-item>
          <text:list-item>
            <text:p text:style-name="P1">to express -- exprimer</text:p>
          </text:list-item>
          <text:list-item>
            <text:p text:style-name="P1">to be trained on -- être entraîné sur</text:p>
          </text:list-item>
          <text:list-item>
            <text:p text:style-name="P1">compensation -- compensation</text:p>
          </text:list-item>
          <text:list-item>
            <text:p text:style-name="P1">to generate -- générer</text:p>
          </text:list-item>
          <text:list-item>
            <text:p text:style-name="P1">storyteller -- conteur</text:p>
          </text:list-item>
          <text:list-item>
            <text:p text:style-name="P1">generative AI -- IA générative</text:p>
          </text:list-item>
          <text:list-item>
            <text:p text:style-name="P1">brand -- marque</text:p>
          </text:list-item>
          <text:list-item>
            <text:p text:style-name="P1">authentic -- authentique</text:p>
          </text:list-item>
          <text:list-item>
            <text:p text:style-name="P1">to threaten -- menacer</text:p>
          </text:list-item>
          <text:list-item>
            <text:p text:style-name="P1">to improve -- améliorer</text:p>
          </text:list-item>
          <text:list-item>
            <text:p text:style-name="P1">human touch -- touche humaine</text:p>
          </text:list-item>
          <text:list-item>
            <text:p text:style-name="P1">available -- disponible</text:p>
          </text:list-item>
          <text:list-item>
            <text:p text:style-name="P1">intelligent -- intelligent</text:p>
          </text:list-item>
          <text:list-item>
            <text:p text:style-name="P1">task -- tâche</text:p>
          </text:list-item>
          <text:list-item>
            <text:p text:style-name="P1">skill -- compétence</text:p>
          </text:list-item>
          <text:list-item>
            <text:p text:style-name="P1">to perform -- effectuer</text:p>
          </text:list-item>
          <text:list-item>
            <text:p text:style-name="P1">to solve -- résoudre</text:p>
          </text:list-item>
          <text:list-item>
            <text:p text:style-name="P1">currently -- actuellement</text:p>
          </text:list-item>
          <text:list-item>
            <text:p text:style-name="P1">strong -- fort</text:p>
          </text:list-item>
          <text:list-item>
            <text:p text:style-name="P1">weak -- faible</text:p>
          </text:list-item>
          <text:list-item>
            <text:p text:style-name="P1">power -- pouvoir</text:p>
          </text:list-item>
          <text:list-item>
            <text:p text:style-name="P1">to ban -- interdire</text:p>
          </text:list-item>
          <text:list-item>
            <text:p text:style-name="P1">must -- devoir</text:p>
          </text:list-item>
          <text:list-item>
            <text:p text:style-name="P1">to mention -- mentionner</text:p>
          </text:list-item>
          <text:list-item>
            <text:p text:style-name="P1">to disagree -- être en désaccord</text:p>
          </text:list-item>
          <text:list-item>
            <text:p text:style-name="P1">to miss -- manquer</text:p>
          </text:list-item>
          <text:list-item>
            <text:p text:style-name="P1">to adopt -- adopter</text:p>
          </text:list-item>
          <text:list-item>
            <text:p text:style-name="P1">to think -- réfléchir</text:p>
          </text:list-item>
          <text:list-item>
            <text:p text:style-name="P1">to allow -- permettre</text:p>
          </text:list-item>
          <text:list-item>
            <text:p text:style-name="P1">to argue -- argumenter</text:p>
          </text:list-item>
          <text:list-item>
            <text:p text:style-name="P1">forbidden fruit -- fruit défendu</text:p>
          </text:list-item>
          <text:list-item>
            <text:p text:style-name="P1">to apply -- appliquer</text:p>
          </text:list-item>
          <text:list-item>
            <text:p text:style-name="P2">to support – soutenir</text:p>
          </text:list-item>
        </text:list>
      </text:section>
      <text:p text:style-name="Standard"/>
      <text:section text:style-name="Sect2" text:name="Section2">
        <text:list text:style-name="L2">
          <text:list-item>
            <text:p text:style-name="P3">advertisement -- publicité</text:p>
          </text:list-item>
          <text:list-item>
            <text:p text:style-name="P3">social media -- réseaux sociaux</text:p>
          </text:list-item>
          <text:list-item>
            <text:p text:style-name="P3">fierce -- féroce</text:p>
          </text:list-item>
          <text:list-item>
            <text:p text:style-name="P3">snowy streets -- rues enneigées</text:p>
          </text:list-item>
          <text:list-item>
            <text:p text:style-name="P3">Christmas lights -- lumières de Noël</text:p>
          </text:list-item>
          <text:list-item>
            <text:p text:style-name="P3">truck -- camion</text:p>
          </text:list-item>
          <text:list-item>
            <text:p text:style-name="P3">crew -- équipe</text:p>
          </text:list-item>
          <text:list-item>
            <text:p text:style-name="P3">to stitch together -- assembler</text:p>
          </text:list-item>
          <text:list-item>
            <text:p text:style-name="P3">faster -- plus rapide</text:p>
          </text:list-item>
          <text:list-item>
            <text:p text:style-name="P3">cheaper -- moins cher</text:p>
          </text:list-item>
          <text:list-item>
            <text:p text:style-name="P3">to notice -- remarquer</text:p>
          </text:list-item>
          <text:list-item>
            <text:p text:style-name="P3">uncanny -- étrange</text:p>
          </text:list-item>
          <text:list-item>
            <text:p text:style-name="P3">facial features -- traits du visage</text:p>
          </text:list-item>
          <text:list-item>
            <text:p text:style-name="P3">to seem slightly off -- sembler légèrement décalé</text:p>
          </text:list-item>
          <text:list-item>
            <text:p text:style-name="P3">soulless -- sans âme</text:p>
          </text:list-item>
          <text:list-item>
            <text:p text:style-name="P3">devoid -- dépourvu</text:p>
          </text:list-item>
          <text:list-item>
            <text:p text:style-name="P3">tool -- outil</text:p>
          </text:list-item>
          <text:list-item>
            <text:p text:style-name="P3">to express -- exprimer</text:p>
          </text:list-item>
          <text:list-item>
            <text:p text:style-name="P3">to be trained on -- être entraîné sur</text:p>
          </text:list-item>
          <text:list-item>
            <text:p text:style-name="P3">compensation -- compensation</text:p>
          </text:list-item>
          <text:list-item>
            <text:p text:style-name="P3">to generate -- générer</text:p>
          </text:list-item>
          <text:list-item>
            <text:p text:style-name="P3">storyteller -- conteur</text:p>
          </text:list-item>
          <text:list-item>
            <text:p text:style-name="P3">generative AI -- IA générative</text:p>
          </text:list-item>
          <text:list-item>
            <text:p text:style-name="P3">brand -- marque</text:p>
          </text:list-item>
          <text:list-item>
            <text:p text:style-name="P3">authentic -- authentique</text:p>
          </text:list-item>
          <text:list-item>
            <text:p text:style-name="P3">to threaten -- menacer</text:p>
          </text:list-item>
          <text:list-item>
            <text:p text:style-name="P3">to improve -- améliorer</text:p>
          </text:list-item>
          <text:list-item>
            <text:p text:style-name="P3">human touch -- touche humaine</text:p>
          </text:list-item>
          <text:list-item>
            <text:p text:style-name="P3">available -- disponible</text:p>
          </text:list-item>
          <text:list-item>
            <text:p text:style-name="P3">intelligent -- intelligent</text:p>
          </text:list-item>
          <text:list-item>
            <text:p text:style-name="P3">task -- tâche</text:p>
          </text:list-item>
          <text:list-item>
            <text:p text:style-name="P3">skill -- compétence</text:p>
          </text:list-item>
          <text:list-item>
            <text:p text:style-name="P3">to perform -- effectuer</text:p>
          </text:list-item>
          <text:list-item>
            <text:p text:style-name="P3">to solve -- résoudre</text:p>
          </text:list-item>
          <text:list-item>
            <text:p text:style-name="P3">currently -- actuellement</text:p>
          </text:list-item>
          <text:list-item>
            <text:p text:style-name="P3">strong -- fort</text:p>
          </text:list-item>
          <text:list-item>
            <text:p text:style-name="P3">weak -- faible</text:p>
          </text:list-item>
          <text:list-item>
            <text:p text:style-name="P3">power -- pouvoir</text:p>
          </text:list-item>
          <text:list-item>
            <text:p text:style-name="P3">to ban -- interdire</text:p>
          </text:list-item>
          <text:list-item>
            <text:p text:style-name="P3">must -- devoir</text:p>
          </text:list-item>
          <text:list-item>
            <text:p text:style-name="P3">to mention -- mentionner</text:p>
          </text:list-item>
          <text:list-item>
            <text:p text:style-name="P3">to disagree -- être en désaccord</text:p>
          </text:list-item>
          <text:list-item>
            <text:p text:style-name="P3">to miss -- manquer</text:p>
          </text:list-item>
          <text:list-item>
            <text:p text:style-name="P3">to adopt -- adopter</text:p>
          </text:list-item>
          <text:list-item>
            <text:p text:style-name="P3">to think -- réfléchir</text:p>
          </text:list-item>
          <text:list-item>
            <text:p text:style-name="P3">to allow -- permettre</text:p>
          </text:list-item>
          <text:list-item>
            <text:p text:style-name="P3">to argue -- argumenter</text:p>
          </text:list-item>
          <text:list-item>
            <text:p text:style-name="P3">forbidden fruit -- fruit défendu</text:p>
          </text:list-item>
          <text:list-item>
            <text:p text:style-name="P3">to apply -- appliquer</text:p>
          </text:list-item>
          <text:list-item>
            <text:p text:style-name="P3">to support – soutenir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516in" fo:margin-bottom="0.3575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09:29:10.580270113</meta:creation-date>
    <dc:date>2025-11-03T09:38:30.475456810</dc:date>
    <meta:editing-duration>PT9M21S</meta:editing-duration>
    <meta:editing-cycles>1</meta:editing-cycles>
    <meta:document-statistic meta:table-count="0" meta:image-count="0" meta:object-count="0" meta:page-count="1" meta:paragraph-count="100" meta:word-count="498" meta:character-count="2578" meta:non-whitespace-character-count="2278"/>
    <meta:generator>LibreOffice/25.8.2.2$Linux_X86_64 LibreOffice_project/580$Build-2</meta:generator>
  </office:meta>
</office:document-meta>
</file>